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8.042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4.692cm"/>
    </style:style>
    <style:style style:name="co8" style:family="table-column">
      <style:table-column-properties fo:break-before="auto" style:column-width="3.168cm"/>
    </style:style>
    <style:style style:name="co9" style:family="table-column">
      <style:table-column-properties fo:break-before="auto" style:column-width="5.128cm"/>
    </style:style>
    <style:style style:name="co10" style:family="table-column">
      <style:table-column-properties fo:break-before="auto" style:column-width="8.941cm"/>
    </style:style>
    <style:style style:name="co11" style:family="table-column">
      <style:table-column-properties fo:break-before="auto" style:column-width="2.104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4.447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2.312cm"/>
    </style:style>
    <style:style style:name="co16" style:family="table-column">
      <style:table-column-properties fo:break-before="auto" style:column-width="2.295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1.914cm"/>
    </style:style>
    <style:style style:name="co19" style:family="table-column">
      <style:table-column-properties fo:break-before="auto" style:column-width="7.389cm"/>
    </style:style>
    <style:style style:name="co20" style:family="table-column">
      <style:table-column-properties fo:break-before="auto" style:column-width="4.911cm"/>
    </style:style>
    <style:style style:name="co21" style:family="table-column">
      <style:table-column-properties fo:break-before="auto" style:column-width="3.711cm"/>
    </style:style>
    <style:style style:name="co22" style:family="table-column">
      <style:table-column-properties fo:break-before="auto" style:column-width="6.735cm"/>
    </style:style>
    <style:style style:name="co23" style:family="table-column">
      <style:table-column-properties fo:break-before="auto" style:column-width="11.882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3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5" table:number-columns-repeated="999" table:default-cell-style-name="ce1"/>
        <table:table-row table:style-name="ro1">
          <table:table-cell office:value-type="string" calcext:value-type="string">
            <text:p>Fotos: <text:a xlink:href="https://cloud.metro.cx/s/pXCA6W6WFpLwwBS" xlink:type="simple">https://cloud.metro.cx/s/pXCA6W6WFpLwwBS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Vosim 99S</text:p>
          </table:table-cell>
          <table:table-cell table:content-validation-name="val1"/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letype ASR33 (3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letype ASR33 (2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7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85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ynertek SYM-1</text:p>
          </table:table-cell>
          <table:table-cell table:content-validation-name="val1"/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10"/>
          <table:table-cell office:value-type="string" calcext:value-type="string">
            <text:p>Bestand:Hardware Acorn Electron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TT 2020</text:p>
          </table:table-cell>
          <table:table-cell table:content-validation-name="val1"/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10"/>
          <table:table-cell office:value-type="string" calcext:value-type="string">
            <text:p>Bestand:Hardware Acorn Electron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//e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II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II plus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10"/>
          <table:table-cell office:value-type="string" calcext:value-type="string">
            <text:p>Bestand:Hardware Commodore CBM 3016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atalux Microtype</text:p>
          </table:table-cell>
          <table:table-cell table:content-validation-name="val1"/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paq Portable 486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9122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Multitech MPF-III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9122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110</text:p>
          </table:table-cell>
          <table:table-cell table:content-validation-name="val1"/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98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livetti M19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livetti M21 (1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livetti M21 (2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AX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livetti PCS 286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Atari 260ST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paq Portable II (2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9"/>
          <table:table-cell office:value-type="string" calcext:value-type="string">
            <text:p>Bestand:Hardware Amiga 200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paq Portable II (1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9"/>
          <table:table-cell office:value-type="string" calcext:value-type="string">
            <text:p>Bestand:Hardware Amiga 200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PS/2 3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PS/2 3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aser XT/3</text:p>
          </table:table-cell>
          <table:table-cell table:content-validation-name="val1"/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PS/2 P7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xas Instruments SilentWriter 709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hilips P905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4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PDP-8f</text:p>
          </table:table-cell>
          <table:table-cell table:content-validation-name="val1"/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32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Alphaserver DS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Alphaserver DS1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9"/>
          <table:table-cell office:value-type="string" calcext:value-type="string">
            <text:p>Bestand:Hardware NeXTStation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torola Powerstack</text:p>
          </table:table-cell>
          <table:table-cell table:content-validation-name="val1"/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Multia Alph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ipher M891640</text:p>
          </table:table-cell>
          <table:table-cell table:content-validation-name="val1"/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Philips P905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MicroPDP 1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Sinclair QL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MicroVAX 4000-2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9"/>
          <table:table-cell office:value-type="string" calcext:value-type="string">
            <text:p>Bestand:Hardware Asi286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MicroVAX 4000-3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Compaq Portable III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MicroVAX II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PDP 11/7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103-B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CS W8 80/0</text:p>
          </table:table-cell>
          <table:table-cell table:content-validation-name="val1"/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8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ktronix 4002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LA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10"/>
          <table:table-cell office:value-type="string" calcext:value-type="string">
            <text:p>Bestand:Hardware IBM PS/2 30 (1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4"/>
          <table:table-cell office:value-type="string" calcext:value-type="string">
            <text:p>SCSI</text:p>
          </table:table-cell>
          <table:table-cell table:number-columns-repeated="10"/>
          <table:table-cell office:value-type="string" calcext:value-type="string">
            <text:p>Bestand:Hardware Olivetti PCS 286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lcomp 1039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ujitsu Swallow (2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Tandy TRS-80 Model 2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ujitsu Swallow (1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mstrad PPC64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ujitsu Swallow (3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mstrad PPC64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ujitsu Swallow (4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ujitsu Swallow (5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2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Personal DECstation 5000/2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Personal DECstation 5000/3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PDP 11/44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PDP 11/8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AX 11/7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ujitsu fi6230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"/>
          <table:table-cell office:value-type="string" calcext:value-type="string">
            <text:p>Bestand:Hardware IBM PC XT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ual 8” floppy drive</text:p>
          </table:table-cell>
          <table:table-cell table:number-columns-repeated="15"/>
          <table:table-cell office:value-type="string" calcext:value-type="string">
            <text:p>Bestand:Hardware Kangaroo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table:number-columns-repeated="16"/>
          <table:table-cell office:value-type="string" calcext:value-type="string">
            <text:p>Bestand:Hardware Olivetti M19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029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sborne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letype 14 KTR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Toshiba T12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le-Tec 1440</text:p>
          </table:table-cell>
          <table:table-cell table:content-validation-name="val1"/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150 II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Atari Portfolio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corn Archimedes 41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NSLU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Apollo 70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9"/>
          <table:table-cell office:value-type="string" calcext:value-type="string">
            <text:p>Bestand:Hardware Psion Series 7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miga 2000 (2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modore CBM 3016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Digital Alphaserver DS15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 table:number-columns-repeated="15"/>
          <table:table-cell office:value-type="string" calcext:value-type="string">
            <text:p>Bestand:Hardware Digital DEC 3000 model 300X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ng 2200-S1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DECstation 30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lcomp 2200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238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ultia Alpha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239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85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5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tari 260ST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i286</text:p>
          </table:table-cell>
          <table:table-cell table:content-validation-name="val1"/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319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un 386i/25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Friden Computyper SW1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3Com Etherlink III</text:p>
          </table:table-cell>
          <table:table-cell table:content-validation-name="val1"/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ack42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ypro 4/83</text:p>
          </table:table-cell>
          <table:table-cell table:content-validation-name="val1"/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IBM Selectric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ktronix 4027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15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150 (4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150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15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ktronix 4951 Joystick</text:p>
          </table:table-cell>
          <table:table-cell table:content-validation-name="val1"/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hilips 5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SGI Challenge S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514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3"/>
          <table:table-cell office:value-type="string" calcext:value-type="string">
            <text:p>Bestand:Hardware SGI Challenge S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Personal Computer Color Display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8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5291 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system/36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Indy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SGI Indy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SGI Iris Indigo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xas Instruments SilentWriter 74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Iris Indigo (2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 table:number-columns-repeated="8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xas Instruments SilentWriter 76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modore CBM 8096-SK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Origin 20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3.5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82913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modore CBM 8296</text:p>
          </table:table-cell>
          <table:table-cell table:content-validation-name="val1"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harp MZ-700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12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85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9000 M712/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9"/>
          <table:table-cell office:value-type="string" calcext:value-type="string">
            <text:p>Bestand:Hardware HP 9000 M712/8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olborn 9100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ennedy 9100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7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2x 3.5” floppy drive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9145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3.5” floppy drive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CE CPT 8600</text:p>
          </table:table-cell>
          <table:table-cell table:content-validation-name="val1"/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12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95LX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ntrol Data 9762</text:p>
          </table:table-cell>
          <table:table-cell table:content-validation-name="val1"/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9000-2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IBM PowerPC 7248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9000/34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IBM RS6000 E2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9000/34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IBM RS6000 F3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9"/>
          <table:table-cell office:value-type="string" calcext:value-type="string">
            <text:p>Bestand:Hardware IBM RS6000-15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miga 2000 (3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IBM Xseries 232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Motorola Powerstack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//e Monito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livetti A5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RDI BriteLite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Lisa 2/10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Lisa 2/10 (2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Sun Ultra 3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Lisa 2/10 (3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Imagewrite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ar Siegler ADM 3A (3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3"/>
          <table:table-cell office:value-type="string" calcext:value-type="string">
            <text:p>Bestand:Hardware Digital InfoServer 15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ar Siegler ADM 3A (2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ar Siegler ADM 3A (1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310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ear Siegler ADM 1A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corn Archimedes 410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9"/>
          <table:table-cell office:value-type="string" calcext:value-type="string">
            <text:p>Bestand:Hardware Digital MicroVAX II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letype ASR43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BA23-A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BA23-A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paq LTE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corn BBC B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2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hilips Computer Monitor8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DI BriteLite</text:p>
          </table:table-cell>
          <table:table-cell table:content-validation-name="val1"/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9"/>
          <table:table-cell office:value-type="string" calcext:value-type="string">
            <text:p>Bestand:Hardware IBM PS/2 P70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5"/>
          <table:table-cell office:value-type="string" calcext:value-type="string">
            <text:p>Bestand:Hardware SGI 32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modore C128D (1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Sharp PC45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P Surestore DLT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Toshiba Satellite 100CS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modore CBM 2001</text:p>
          </table:table-cell>
          <table:table-cell table:content-validation-name="val1"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modore CBM 8050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Amstrad/Schneider CPC-464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modore CBM 8250</text:p>
          </table:table-cell>
          <table:table-cell table:content-validation-name="val1"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pson PX-8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2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D-ROM/AUDIO Drive</text:p>
          </table:table-cell>
          <table:table-cell table:number-columns-repeated="8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arp CE-125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2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Challenge 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Challenge 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9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-Itoh CIT101 (1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-Itoh CIT101 (2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sborne (1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table:number-columns-repeated="14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Personal Iri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Philips VG-801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Personal Iri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chneider CPC-464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Indy (3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5"/>
          <table:table-cell office:value-type="string" calcext:value-type="string">
            <text:p>Bestand:Hardware Sinclair Spectrum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Indigo2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Friden Computyper typewriter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Toshiba HX1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mstrad/Schneider CPC-464</text:p>
          </table:table-cell>
          <table:table-cell table:content-validation-name="val1"/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neider CPC-464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neider CPC-6128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3Com Etherlink III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neider CPC-6128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Adler Tippa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neider CPC-6128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DEChub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DEC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DECstation 3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DEREP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ncona Computer Monitor</text:p>
          </table:table-cell>
          <table:table-cell table:content-validation-name="val1"/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neider DMP2000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hneider DMP2000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pollo DN560</text:p>
          </table:table-cell>
          <table:table-cell table:content-validation-name="val1"/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1014"/>
        </table:table-row>
        <table:table-row table:style-name="ro2">
          <table:table-cell/>
          <table:table-cell table:content-validation-name="val1"/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X.25 PA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ital DECserver 700-16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L Alfaskop</text:p>
          </table:table-cell>
          <table:table-cell table:content-validation-name="val1"/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table:content-validation-name="val1"/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orn Electron (1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corn Electron (2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DS FD2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DS FD3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gital QBus Unibus kaarten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Unibus Qbus VME etc. cards (sortable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emens T100A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sio FX-702P</text:p>
          </table:table-cell>
          <table:table-cell table:content-validation-name="val1"/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co GD33 (1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tari SM125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arco GD33 (2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arget Gempower</text:p>
          </table:table-cell>
          <table:table-cell table:content-validation-name="val1"/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iDCase 1520</text:p>
          </table:table-cell>
          <table:table-cell table:content-validation-name="val1"/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neider GT65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RDS HD11-T (1)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P 10C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tari Portfolio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shiba HX1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5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Epson HX-20 (2)</text:p>
          </table:table-cell>
          <table:table-cell table:content-validation-name="val1"/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Casio FX-702P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Epson HX-20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iMa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Indigo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Indigo2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GI Indy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Indy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InfoServer 1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8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Iris Indigo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Commodore CBM 2001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Iris Indigo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un JavaStation (2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un JavaStation Brick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 JavaStation (1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term Polytel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EC Multisync 5FG</text:p>
          </table:table-cell>
          <table:table-cell table:content-validation-name="val1"/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GNT 4601</text:p>
          </table:table-cell>
          <table:table-cell table:content-validation-name="val1"/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1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 table:number-columns-repeated="15"/>
          <table:table-cell office:value-type="string" calcext:value-type="string">
            <text:p>Bestand:Hardware Digital DEChub 9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Correspondent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3"/>
          <table:table-cell office:value-type="string" calcext:value-type="string">
            <text:p>Bestand:Hardware Digital DEREP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Correspondent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DECwriter III (LA120)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DECwriter III (LA120)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paq LTE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Digital Correspondent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400k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livetti M11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Macintosh Portabl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Macintosh Performa 530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9"/>
          <table:table-cell office:value-type="string" calcext:value-type="string">
            <text:p>Bestand:Hardware Digital MUXserver 90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pple Newton Messagepad 13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MicroVAX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gital MicroVAX 31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MicroVAX 310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sborne Model II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ultitech MPF-III</text:p>
          </table:table-cell>
          <table:table-cell table:content-validation-name="val1"/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MUXserver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arp MZ-7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eXTStation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eXTStation Color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eXTStation TurboColor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eXT Laserprinter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eXTcube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eXTStation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5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NSLU</text:p>
          </table:table-cell>
          <table:table-cell table:content-validation-name="val1"/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Origin 200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Digital VT42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Origin 200 (2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Digital VT51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GI Origin 200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hilips P200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RT 615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VXT200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RT 615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arp PC-71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Wang PC-s1-3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Rainbow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igital DECmate II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DECmate II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harp PC45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DEC3000 4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7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term Polytel</text:p>
          </table:table-cell>
          <table:table-cell table:content-validation-name="val1"/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2">
          <table:table-cell/>
          <table:table-cell table:content-validation-name="val1"/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ple Powerbook 16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Powerbook 16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HP 85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PowerPC 7248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mstrad PPC640 (1)</text:p>
          </table:table-cell>
          <table:table-cell table:content-validation-name="val1"/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lipstream Professional X100</text:p>
          </table:table-cell>
          <table:table-cell table:content-validation-name="val1"/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livetti Programma 10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HP 9145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Epson PX-8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pson PX-8 (2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nclair QL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livetti Quaderno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DLT8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RL02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RL02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Optical 401x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HT Ro204 (1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HT Ro204 (2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HT Ro204 (3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HT Ro204 (4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BM RS6000 E2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RS6000 F3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IBM 514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RS6000-15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Personal Computer Color Display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oshiba Satellite 100CS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tari SC1224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ony SDX-D700C</text:p>
          </table:table-cell>
          <table:table-cell table:content-validation-name="val1"/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BM Selectric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sion Series 7 (3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sion Series 7 (2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Psion Series 7 (1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tari SH20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paq SLT286 (1)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Lear Siegler ADM 3A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mpaq SLT286 (2)</text:p>
          </table:table-cell>
          <table:table-cell table:content-validation-name="val1"/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Lear Siegler ADM 3A (3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een beeld</text:p>
          </table:table-cell>
          <table:table-cell table:number-columns-repeated="13"/>
          <table:table-cell office:value-type="string" calcext:value-type="string">
            <text:p>Bestand:Hardware Lear Siegler ADM 3A (1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azig, rare geluiden</text:p>
          </table:table-cell>
          <table:table-cell table:number-columns-repeated="13"/>
          <table:table-cell office:value-type="string" calcext:value-type="string">
            <text:p>Bestand:Hardware Lear Siegler ADM 1A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, scherp, wobbelt</text:p>
          </table:table-cell>
          <table:table-cell table:number-columns-repeated="1013"/>
        </table:table-row>
        <table:table-row table:style-name="ro2">
          <table:table-cell/>
          <table:table-cell table:content-validation-name="val1"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00:C0:05:01:80:E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3"/>
          <table:table-cell office:value-type="string" calcext:value-type="string">
            <text:p>00:C0:05:01:6A:83</text:p>
          </table:table-cell>
          <table:table-cell table:number-columns-repeated="1000"/>
        </table:table-row>
        <table:table-row table:style-name="ro2">
          <table:table-cell/>
          <table:table-cell table:content-validation-name="val1"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table:content-validation-name="val1"/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ub/switch RJ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idy Sorcerer (3)</text:p>
          </table:table-cell>
          <table:table-cell table:content-validation-name="val1"/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n SparcStation IPX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1011"/>
        </table:table-row>
        <table:table-row table:style-name="ro2">
          <table:table-cell/>
          <table:table-cell table:content-validation-name="val1"/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nclair Spectrum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exas Instruments SR-51-II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unblade 10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P SureStore Optical 401x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riden Computyper SW10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NeXT Laserprinter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welex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oshiba T120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mens T37i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marck TOP 15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ndberg TDC3000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ndberg TDC3820 (1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Olivetti M111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ndberg TDC3820 (2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Olivetti Quaderno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HT Terminal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dler Tippa</text:p>
          </table:table-cell>
          <table:table-cell table:content-validation-name="val1"/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Philips 501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usky Titan</text:p>
          </table:table-cell>
          <table:table-cell table:content-validation-name="val1"/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Olimarck TOP 15</text:p>
          </table:table-cell>
          <table:table-cell table:content-validation-name="val1"/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RS-80 MC-10</text:p>
          </table:table-cell>
          <table:table-cell table:content-validation-name="val1"/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11"/>
          <table:table-cell office:value-type="string" calcext:value-type="string">
            <text:p>Bestand:Hardware Philips P20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ndy TRS-80 Model 1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andy TRS-80 Model 102 (2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ndy TRS-80 Model 102 (1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andy TRS-80 Model 2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TS0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TU8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13"/>
          <table:table-cell office:value-type="string" calcext:value-type="string">
            <text:p>Bestand:Hardware Schneider GT65 (3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un Ultra 3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AXstation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hilips VG-8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gital GiG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CE-125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GiG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GiGi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R20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R241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ony SDX-D700C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R241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MicroVAX II/RC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JavaStation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24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un JavaStation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24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unblade 1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1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0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100-AB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2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32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320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y TRS-80 Model 10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32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andy TRS-80 Model 102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33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y TRS-80 Model 102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4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5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T5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igital VXT20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2">
          <table:table-cell/>
          <table:table-cell table:content-validation-name="val1"/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BM Xseries 23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6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 table:number-columns-repeated="15"/>
          <table:table-cell office:value-type="string" calcext:value-type="string">
            <text:p>Bestand:Hardware Texas Instruments SR-51-II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nclair ZX81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Videotex terminal</text:p>
          </table:table-cell>
          <table:table-cell table:content-validation-name="val1"/>
          <table:table-cell/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5"/>
          <table:table-cell office:value-type="string" calcext:value-type="string">
            <text:p>Embedded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pple iMac Graphit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isk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Kangaroo</text:p>
          </table:table-cell>
          <table:table-cell table:content-validation-name="val1"/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9"/>
        </table:table-row>
        <table:table-row table:style-name="ro2">
          <table:table-cell/>
          <table:table-cell table:content-validation-name="val1"/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isk Memory Unit (harddisk)</text:p>
          </table:table-cell>
          <table:table-cell/>
          <table:table-cell office:value-type="string" calcext:value-type="string">
            <text:p>Geopend</text:p>
          </table:table-cell>
          <table:table-cell table:number-columns-repeated="1013"/>
        </table:table-row>
        <table:table-row table:style-name="ro2">
          <table:table-cell/>
          <table:table-cell table:content-validation-name="val1"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Scryption</text:p>
          </table:table-cell>
          <table:table-cell table:number-columns-repeated="1002"/>
        </table:table-row>
        <table:table-row table:style-name="ro2">
          <table:table-cell/>
          <table:table-cell table:content-validation-name="val1"/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isk drive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013"/>
        </table:table-row>
        <table:table-row table:style-name="ro2">
          <table:table-cell/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table:style-name="Default"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ape drive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acsimski</text:p>
          </table:table-cell>
          <table:table-cell table:number-columns-repeated="1014"/>
        </table:table-row>
        <table:table-row table:style-name="ro2">
          <table:table-cell/>
          <table:table-cell table:content-validation-name="val1"/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ual 8” floppy drive</text:p>
          </table:table-cell>
          <table:table-cell office:value-type="string" calcext:value-type="string">
            <text:p>Macsimski</text:p>
          </table:table-cell>
          <table:table-cell table:number-columns-repeated="1014"/>
        </table:table-row>
        <table:table-row table:style-name="ro2">
          <table:table-cell/>
          <table:table-cell table:content-validation-name="val1"/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3"/>
        </table:table-row>
        <table:table-row table:style-name="ro2">
          <table:table-cell/>
          <table:table-cell table:content-validation-name="val1"/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disk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table:number-columns-repeated="1014"/>
        </table:table-row>
        <table:table-row table:style-name="ro2">
          <table:table-cell/>
          <table:table-cell table:content-validation-name="val1"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 table:number-columns-repeated="1018"/>
        </table:table-row>
        <table:table-row table:style-name="ro2">
          <table:table-cell/>
          <table:table-cell table:content-validation-name="val1"/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table:style-name="Default"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2">
          <table:table-cell/>
          <table:table-cell table:content-validation-name="val1"/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2">
          <table:table-cell/>
          <table:table-cell table:content-validation-name="val1"/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table:style-name="Default"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 table:style-name="Default"/>
          <table:table-cell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Keyboard missing</text:p>
          </table:table-cell>
          <table:table-cell table:number-columns-repeated="1013"/>
        </table:table-row>
        <table:table-row table:style-name="ro2">
          <table:table-cell/>
          <table:table-cell table:content-validation-name="val1"/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X-Y Plotte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uggable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2">
          <table:table-cell/>
          <table:table-cell table:content-validation-name="val1"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1 NT</text:p>
          </table:table-cell>
          <table:table-cell/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2">
          <table:table-cell/>
          <table:table-cell table:content-validation-name="val1"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2">
          <table:table-cell/>
          <table:table-cell table:content-validation-name="val1"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2" table:number-rows-repeated="937">
          <table:table-cell/>
          <table:table-cell table:content-validation-name="val1"/>
          <table:table-cell table:number-columns-repeated="1022"/>
        </table:table-row>
        <table:table-row table:style-name="ro2" table:number-rows-repeated="10472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4" table:number-columns-repeated="2" table:default-cell-style-name="Default"/>
        <table:table-row table:style-name="ro2">
          <table:table-cell office:value-type="string" calcext:value-type="string">
            <text:p>Max label:</text:p>
          </table:table-cell>
          <table:table-cell table:formula="of:=MAX([$'result-16'.C$1:$'result-16'.C$1048576])" office:value-type="float" office:value="42001128" calcext:value-type="float">
            <text:p>42001128</text:p>
          </table:table-cell>
        </table:table-row>
      </table:table>
      <table:named-expressions/>
      <table:database-ranges>
        <table:database-range table:name="__Anonymous_Sheet_DB__0" table:target-range-address="'result-16'.A2:'result-16'.O391">
          <table:sort>
            <table:sort-by table:field-number="1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-00-0000</text:date>, <text:time style:data-style-name="N2" text:time-value="14:58:19.531956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4-26T15:06:24.054587489</dc:date>
    <meta:editing-duration>PT3H38M23S</meta:editing-duration>
    <meta:editing-cycles>39</meta:editing-cycles>
    <meta:document-statistic meta:table-count="2" meta:cell-count="4465" meta:object-count="0"/>
  </office:meta>
</office:document-meta>
</file>